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26BE053B141311AFE76.png" manifest:media-type="image/png"/>
  <manifest:file-entry manifest:full-path="Pictures/10000201000002A9000002DEF5CBF21845EFA44F.png" manifest:media-type="image/png"/>
  <manifest:file-entry manifest:full-path="Pictures/1000AF48000060DA0000684B046B16C5CB674489.svg" manifest:media-type="image/svg+xml"/>
  <manifest:file-entry manifest:full-path="Pictures/1000020100000223000001953DF799BCD3599D1C.png" manifest:media-type="image/png"/>
  <manifest:file-entry manifest:full-path="Pictures/10010EED0000A64E00003E20BB9F1B17A09C2EAC.svg" manifest:media-type="image/svg+xml"/>
  <manifest:file-entry manifest:full-path="Pictures/1001199B0000A64E000056EEBD1E3594531A7B1C.svg" manifest:media-type="image/svg+xml"/>
  <manifest:file-entry manifest:full-path="Pictures/100082050000392A00002A489BCE59BFFCAE8D33.svg" manifest:media-type="image/svg+xml"/>
  <manifest:file-entry manifest:full-path="Pictures/10000201000003D2000001FF50DADDA8BCDF6E72.png" manifest:media-type="image/png"/>
  <manifest:file-entry manifest:full-path="Pictures/100042F20000392A0000167017479D1A6198CDC2.svg" manifest:media-type="image/svg+xml"/>
  <manifest:file-entry manifest:full-path="Pictures/100075740000392A0000409B3EB89A28D0E17E2D.svg" manifest:media-type="image/svg+xml"/>
  <manifest:file-entry manifest:full-path="Pictures/1000020100000223000000D7FBD1F740C5ADF007.png" manifest:media-type="image/png"/>
  <manifest:file-entry manifest:full-path="Pictures/10000201000004EB0000018D354DC90156E6C56E.png" manifest:media-type="image/png"/>
  <manifest:file-entry manifest:full-path="Pictures/10009DB70000860F00002A48F08E452774EBF4B1.svg" manifest:media-type="image/svg+xml"/>
  <manifest:file-entry manifest:full-path="Pictures/1000020100000485000001B04B2162F9932C93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683cm" svg:height="3.801cm" svg:x="7.843cm" svg:y="1.27cm">
          <draw:image xlink:href="Pictures/100042F20000392A0000167017479D1A6198CDC2.svg" xlink:type="simple" xlink:show="embed" xlink:actuate="onLoad">
            <text:p/>
          </draw:image>
          <draw:image xlink:href="Pictures/1000020100000223000000D7FBD1F740C5ADF00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9.272cm" svg:height="6.858cm" svg:x="8.128cm" svg:y="1.27cm">
          <draw:image xlink:href="Pictures/100082050000392A00002A489BCE59BFFCAE8D33.svg" xlink:type="simple" xlink:show="embed" xlink:actuate="onLoad">
            <text:p/>
          </draw:image>
          <draw:image xlink:href="Pictures/1000020100000223000001953DF799BCD3599D1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743cm" svg:height="6.858cm" svg:x="2.54cm" svg:y="1.27cm">
          <draw:image xlink:href="Pictures/10009DB70000860F00002A48F08E452774EBF4B1.svg" xlink:type="simple" xlink:show="embed" xlink:actuate="onLoad">
            <text:p/>
          </draw:image>
          <draw:image xlink:href="Pictures/10000201000004EB0000018D354DC90156E6C56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686cm" svg:height="10.341cm" svg:x="0.254cm" svg:y="1.27cm">
          <draw:image xlink:href="Pictures/10010EED0000A64E00003E20BB9F1B17A09C2EAC.svg" xlink:type="simple" xlink:show="embed" xlink:actuate="onLoad">
            <text:p text:style-name="P1"/>
          </draw:image>
          <draw:image xlink:href="Pictures/1000020100000485000001B04B2162F9932C932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698cm" svg:height="14.477cm" svg:x="0.088cm" svg:y="1.279cm">
          <draw:image xlink:href="Pictures/1001199B0000A64E000056EEBD1E3594531A7B1C.svg" xlink:type="simple" xlink:show="embed" xlink:actuate="onLoad">
            <text:p/>
          </draw:image>
          <draw:image xlink:href="Pictures/10000201000003D2000001FF50DADDA8BCDF6E7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9.105cm" svg:height="20.574cm" svg:x="4.826cm" svg:y="0.254cm">
          <draw:image xlink:href="Pictures/1000AF48000060DA0000684B046B16C5CB674489.svg" xlink:type="simple" xlink:show="embed" xlink:actuate="onLoad">
            <text:p/>
          </draw:image>
          <draw:image xlink:href="Pictures/10000201000002A9000002DEF5CBF21845EFA44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6.157cm" svg:height="18.26cm" svg:x="7.112cm" svg:y="1.552cm">
          <draw:image xlink:href="Pictures/100075740000392A0000409B3EB89A28D0E17E2D.svg" xlink:type="simple" xlink:show="embed" xlink:actuate="onLoad">
            <text:p/>
          </draw:image>
          <draw:image xlink:href="Pictures/10000201000002230000026BE053B141311AFE7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9:45:30.114260247</meta:creation-date>
    <dc:date>2018-03-19T20:10:21.999127345</dc:date>
    <meta:editing-duration>PT21M37S</meta:editing-duration>
    <meta:editing-cycles>8</meta:editing-cycles>
    <meta:generator>LibreOffice/5.1.6.2$Linux_X86_64 LibreOffice_project/10m0$Build-2</meta:generator>
    <meta:document-statistic meta:object-count="42"/>
  </office:meta>
</office:document-meta>
</file>